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  <style:style style:name="P11" style:parent-style-name="Normal" style:family="paragraph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/>
    </style:style>
    <style:style style:name="P14" style:parent-style-name="Normal" style:family="paragraph">
      <style:text-properties fo:font-weight="bold" style:font-weight-asian="bold"/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text-properties fo:font-weight="bold" style:font-weight-asian="bold"/>
    </style:style>
    <style:style style:name="P17" style:parent-style-name="Normal" style:family="paragraph">
      <style:text-properties fo:font-weight="bold" style:font-weight-asian="bold"/>
    </style:style>
    <style:style style:name="P18" style:parent-style-name="Normal" style:family="paragraph">
      <style:text-properties fo:font-weight="bold" style:font-weight-asian="bold"/>
    </style:style>
    <style:style style:name="P19" style:parent-style-name="Normal" style:family="paragraph">
      <style:text-properties fo:font-weight="bold" style:font-weight-asian="bold"/>
    </style:style>
    <style:style style:name="P20" style:parent-style-name="Normal" style:family="paragraph">
      <style:text-properties fo:font-weight="bold" style:font-weight-asian="bold"/>
    </style:style>
    <style:style style:name="P21" style:parent-style-name="Normal" style:family="paragraph">
      <style:text-properties fo:font-weight="bold" style:font-weight-asian="bold"/>
    </style:style>
    <style:style style:name="P22" style:parent-style-name="Normal" style:family="paragraph">
      <style:text-properties fo:font-weight="bold" style:font-weight-asian="bold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text-properties fo:font-weight="bold" style:font-weight-asian="bold"/>
    </style:style>
    <style:style style:name="P25" style:parent-style-name="Normal" style:family="paragraph">
      <style:text-properties fo:font-weight="bold" style:font-weight-asian="bold"/>
    </style:style>
    <style:style style:name="P26" style:parent-style-name="Normal" style:family="paragraph">
      <style:text-properties fo:font-weight="bold" style:font-weight-asian="bold"/>
    </style:style>
    <style:style style:name="P27" style:parent-style-name="Normal" style:family="paragraph">
      <style:text-properties fo:font-weight="bold" style:font-weight-asian="bold"/>
    </style:style>
    <style:style style:name="P28" style:parent-style-name="Normal" style:family="paragraph">
      <style:text-properties style:font-name="Arial" style:font-name-complex="Arial" fo:text-transform="uppercase" fo:color="#333333" fo:font-size="10.5pt" style:font-size-asian="10.5pt" style:font-size-complex="10.5pt" fo:background-color="#FFFFFF"/>
    </style:style>
    <style:style style:name="T29" style:parent-style-name="DefaultParagraphFont" style:family="text">
      <style:text-properties style:font-name="Arial" style:font-name-complex="Arial" fo:color="#333333" fo:font-size="12.5pt" style:font-size-asian="12.5pt" style:font-size-complex="12.5pt" fo:background-color="#FFFFFF"/>
    </style:style>
    <style:style style:name="T30" style:parent-style-name="DefaultParagraphFont" style:family="text">
      <style:text-properties style:font-name="Arial" style:font-name-complex="Arial" fo:color="#333333" fo:font-size="12.5pt" style:font-size-asian="12.5pt" style:font-size-complex="12.5pt"/>
    </style:style>
    <style:style style:name="T31" style:parent-style-name="DefaultParagraphFont" style:family="text">
      <style:text-properties style:font-name="Arial" style:font-name-complex="Arial" fo:color="#333333" fo:font-size="12.5pt" style:font-size-asian="12.5pt" style:font-size-complex="12.5pt" fo:background-color="#FFFFFF"/>
    </style:style>
  </office:automatic-styles>
  <office:body>
    <office:text text:use-soft-page-breaks="true">
      <text:p text:style-name="P1">EMPRESA OU PESSOA SANIONADA</text:p>
      <text:p text:style-name="P2">Cadastro da Receita</text:p>
      <text:p text:style-name="Normal">NOVA GERACAO ALIMENTOS LTDA – 24.411.938/0001-62</text:p>
      <text:p text:style-name="P3">Nome informado pelo Órgão sancionador<text:s/></text:p>
      <text:p text:style-name="Normal">NOVA GERACAO ALIMENTOS LTDA</text:p>
      <text:p text:style-name="P4">Nome Fantasia</text:p>
      <text:p text:style-name="Normal">SEM INFORMAÇÃO</text:p>
      <text:p text:style-name="P5">DETALHAMENTO DA SANÇÃO</text:p>
      <text:p text:style-name="P6">Cadastro<text:s/></text:p>
      <text:p text:style-name="Normal">CEIS</text:p>
      <text:p text:style-name="P7">Categoria da Sanção</text:p>
      <text:p text:style-name="Normal">SUSPENSÃO</text:p>
      <text:p text:style-name="P8">Data de início da sanção</text:p>
      <text:p text:style-name="Normal">31/05/2023<text:s/></text:p>
      <text:p text:style-name="P9">Data de fim da sanção</text:p>
      <text:p text:style-name="Normal">31/05/2025</text:p>
      <text:p text:style-name="P10">Data de publicação da sanção</text:p>
      <text:p text:style-name="P11">..</text:p>
      <text:p text:style-name="P12">Publicação</text:p>
      <text:p text:style-name="Normal">SEM INFORMAÇÃO</text:p>
      <text:p text:style-name="P13">Detalhamento do meio de publicação</text:p>
      <text:p text:style-name="P14"/>
      <text:p text:style-name="P15">Data do trânsito em julgado</text:p>
      <text:p text:style-name="P16">..</text:p>
      <text:p text:style-name="P17">Número do processo<text:s/></text:p>
      <text:p text:style-name="Normal">0012022</text:p>
      <text:p text:style-name="P18">Número<text:s/>do contrato<text:s/></text:p>
      <text:p text:style-name="Normal">0432022</text:p>
      <text:p text:style-name="P19">Abrangência<text:s/>da sanção</text:p>
      <text:p text:style-name="Normal">NO ÓRGÃO SANCIONADOR</text:p>
      <text:p text:style-name="P20">Observações</text:p>
      <text:soft-page-break/>
      <text:p text:style-name="Normal">SUSPENSÃO TEMPORÁRIA – LEI N° 8666/93, ART 87, INC, III</text:p>
      <text:p text:style-name="P21">Origem da Informação</text:p>
      <text:p text:style-name="Normal">MINISTÉRIO DA FAZENDA</text:p>
      <text:p text:style-name="P22">Data Origem da Informação</text:p>
      <text:p text:style-name="Normal">05/07/2024</text:p>
      <text:p text:style-name="P23">ÓRGÃO SANCIONADOR<text:s/></text:p>
      <text:p text:style-name="P24">Nome<text:s/></text:p>
      <text:p text:style-name="Normal">PREFEITURA DE RENASCENCA-PR</text:p>
      <text:p text:style-name="P25">Complemento do órgão sancionador<text:s/></text:p>
      <text:p text:style-name="P26">UF do órgão sancionador</text:p>
      <text:p text:style-name="Normal">PR</text:p>
      <text:p text:style-name="P27">Fundamento legal</text:p>
      <text:p text:style-name="P28">LEI 8666 - ART. 87, III - PELA INEXECUÇÃO TOTAL OU PARCIAL DO CONTRATO A ADMINISTRAÇÃO PODERÁ, GARANTIDA A PRÉVIA DEFESA, APLICAR AO CONTRATADO AS SEGUINTES SANÇÕES: III - SUSPENSÃO TEMPORÁRIA DE PARTICIPAÇÃO EM LICITAÇÃO E IMPEDIMENTO DE CONTRATAR COM A ADMINISTRAÇÃO, POR PRAZO NÃO SUPERIOR A 2 (DOIS) ANOS;</text:p>
      <text:p text:style-name="Normal"><text:span text:style-name="T29">ATENÇÃO</text:span><text:span text:style-name="T30"><text:line-break/></text:span><text:span text:style-name="T31">Este cadastro visa dar publicidade às sanções administrativas aplicadas contra licitantes e fornecedores. As informações aqui veiculadas são de inteira responsabilidade das entidades que as prestaram, não podendo a União ser responsabilizada pela veracidade e/ou autenticidade de tais informações nem pelos eventuais danos diretos ou indiretos que delas resultem causados a terceir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icitação3</meta:initial-creator>
    <dc:creator>app</dc:creator>
    <meta:creation-date>2025-05-29T18:30:00Z</meta:creation-date>
    <dc:date>2025-05-29T18:30:00Z</dc:date>
    <meta:template xlink:href="Normal.dotm" xlink:type="simple"/>
    <meta:editing-cycles>2</meta:editing-cycles>
    <meta:editing-duration>PT0S</meta:editing-duration>
    <meta:document-statistic meta:page-count="2" meta:paragraph-count="3" meta:word-count="229" meta:character-count="1534" meta:row-count="10" meta:non-whitespace-character-count="1308"/>
  </office:meta>
</office:document-meta>
</file>